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4499" officeooo:paragraph-rsid="000e4499"/>
    </style:style>
    <style:style style:name="P2" style:family="paragraph" style:parent-style-name="Standard">
      <style:text-properties officeooo:rsid="000e4499" officeooo:paragraph-rsid="000f89e1"/>
    </style:style>
    <style:style style:name="P3" style:family="paragraph" style:parent-style-name="Standard">
      <style:text-properties officeooo:rsid="000e4499" officeooo:paragraph-rsid="0010862e"/>
    </style:style>
    <style:style style:name="P4" style:family="paragraph" style:parent-style-name="Standard">
      <style:text-properties fo:font-weight="bold" officeooo:rsid="000e4499" officeooo:paragraph-rsid="000f89e1" style:font-weight-asian="bold" style:font-weight-complex="bold"/>
    </style:style>
    <style:style style:name="P5" style:family="paragraph" style:parent-style-name="Standard">
      <style:text-properties fo:font-weight="bold" officeooo:rsid="000f89e1" officeooo:paragraph-rsid="000f89e1" style:font-weight-asian="bold" style:font-weight-complex="bold"/>
    </style:style>
    <style:style style:name="P6" style:family="paragraph" style:parent-style-name="Standard">
      <style:text-properties fo:font-weight="normal" officeooo:rsid="0023295d" officeooo:paragraph-rsid="0023295d" style:font-weight-asian="normal" style:font-weight-complex="normal"/>
    </style:style>
    <style:style style:name="P7" style:family="paragraph" style:parent-style-name="Standard">
      <style:text-properties fo:font-weight="normal" officeooo:rsid="0025adeb" officeooo:paragraph-rsid="0025adeb" style:font-weight-asian="normal" style:font-weight-complex="normal"/>
    </style:style>
    <style:style style:name="P8" style:family="paragraph" style:parent-style-name="Standard">
      <style:text-properties fo:font-weight="normal" officeooo:rsid="0027e60c" officeooo:paragraph-rsid="0027e60c" style:font-weight-asian="normal" style:font-weight-complex="normal"/>
    </style:style>
    <style:style style:name="P9" style:family="paragraph" style:parent-style-name="Standard">
      <style:text-properties officeooo:rsid="000f89e1" officeooo:paragraph-rsid="000e4499"/>
    </style:style>
    <style:style style:name="P10" style:family="paragraph" style:parent-style-name="Standard">
      <style:text-properties officeooo:rsid="000e4499" officeooo:paragraph-rsid="000e4499"/>
    </style:style>
    <style:style style:name="P11" style:family="paragraph" style:parent-style-name="Standard">
      <style:text-properties fo:font-weight="normal" officeooo:rsid="0027e60c" officeooo:paragraph-rsid="0027e60c" style:font-weight-asian="normal" style:font-weight-complex="normal"/>
    </style:style>
    <style:style style:name="P12" style:family="paragraph" style:parent-style-name="Standard">
      <style:text-properties fo:font-weight="normal" officeooo:rsid="002b0f10" officeooo:paragraph-rsid="002b0f10" style:font-weight-asian="normal" style:font-weight-complex="normal"/>
    </style:style>
    <style:style style:name="P13" style:family="paragraph" style:parent-style-name="Standard">
      <style:text-properties fo:font-weight="normal" officeooo:rsid="002ebcb2" officeooo:paragraph-rsid="002edfe5" style:font-weight-asian="normal" style:font-weight-complex="normal"/>
    </style:style>
    <style:style style:name="P14" style:family="paragraph" style:parent-style-name="Standard">
      <style:text-properties fo:font-weight="normal" officeooo:rsid="0025adeb" officeooo:paragraph-rsid="002edfe5" style:font-weight-asian="normal" style:font-weight-complex="normal"/>
    </style:style>
    <style:style style:name="P15" style:family="paragraph" style:parent-style-name="Standard">
      <style:text-properties fo:font-weight="normal" officeooo:rsid="003065d8" officeooo:paragraph-rsid="003065d8" style:font-weight-asian="normal" style:font-weight-complex="normal"/>
    </style:style>
    <style:style style:name="P16" style:family="paragraph" style:parent-style-name="Standard">
      <style:text-properties fo:font-weight="normal" officeooo:rsid="00165025" officeooo:paragraph-rsid="00165025" style:font-weight-asian="normal" style:font-weight-complex="normal"/>
    </style:style>
    <style:style style:name="P17" style:family="paragraph" style:parent-style-name="Standard">
      <style:text-properties fo:font-weight="bold" officeooo:rsid="0023295d" officeooo:paragraph-rsid="0023295d" style:font-weight-asian="bold" style:font-weight-complex="bold"/>
    </style:style>
    <style:style style:name="P18" style:family="paragraph" style:parent-style-name="Standard">
      <style:text-properties fo:font-weight="bold" officeooo:rsid="003065d8" officeooo:paragraph-rsid="001da634" style:font-weight-asian="bold" style:font-weight-complex="bold"/>
    </style:style>
    <style:style style:name="P19" style:family="paragraph" style:parent-style-name="Standard">
      <style:text-properties fo:font-weight="bold" officeooo:rsid="002b0f10" officeooo:paragraph-rsid="002b0f10" style:font-weight-asian="bold" style:font-weight-complex="bold"/>
    </style:style>
    <style:style style:name="P20" style:family="paragraph" style:parent-style-name="Standard">
      <style:text-properties fo:font-weight="bold" officeooo:rsid="0015e555" officeooo:paragraph-rsid="0015e555" style:font-weight-asian="bold" style:font-weight-complex="bold"/>
    </style:style>
    <style:style style:name="P21" style:family="paragraph" style:parent-style-name="Standard">
      <style:text-properties fo:font-weight="bold" officeooo:rsid="0017f2ba" officeooo:paragraph-rsid="0031c369" style:font-weight-asian="bold" style:font-weight-complex="bold"/>
    </style:style>
    <style:style style:name="P22" style:family="paragraph" style:parent-style-name="Standard">
      <style:text-properties fo:font-weight="bold" officeooo:rsid="00373815" officeooo:paragraph-rsid="00373815" style:font-weight-asian="bold" style:font-weight-complex="bold"/>
    </style:style>
    <style:style style:name="P23" style:family="paragraph" style:parent-style-name="Standard">
      <style:text-properties officeooo:rsid="001cd49b" officeooo:paragraph-rsid="001da634"/>
    </style:style>
    <style:style style:name="P24" style:family="paragraph" style:parent-style-name="Standard">
      <style:text-properties officeooo:rsid="0015e555" officeooo:paragraph-rsid="0031c369"/>
    </style:style>
    <style:style style:name="P25" style:family="paragraph" style:parent-style-name="Standard">
      <style:text-properties officeooo:rsid="0017f2ba" officeooo:paragraph-rsid="0017f2ba"/>
    </style:style>
    <style:style style:name="P26" style:family="paragraph" style:parent-style-name="Standard">
      <style:text-properties officeooo:rsid="00148dfe" officeooo:paragraph-rsid="00148dfe"/>
    </style:style>
    <style:style style:name="T1" style:family="text">
      <style:text-properties officeooo:rsid="000e4499"/>
    </style:style>
    <style:style style:name="T2" style:family="text">
      <style:text-properties officeooo:rsid="000f89e1"/>
    </style:style>
    <style:style style:name="T3" style:family="text">
      <style:text-properties officeooo:rsid="0010862e"/>
    </style:style>
    <style:style style:name="T4" style:family="text">
      <style:text-properties officeooo:rsid="0015e555"/>
    </style:style>
    <style:style style:name="T5" style:family="text">
      <style:text-properties officeooo:rsid="00165025"/>
    </style:style>
    <style:style style:name="T6" style:family="text">
      <style:text-properties officeooo:rsid="0023744d"/>
    </style:style>
    <style:style style:name="T7" style:family="text">
      <style:text-properties officeooo:rsid="00275d04"/>
    </style:style>
    <style:style style:name="T8" style:family="text">
      <style:text-properties officeooo:rsid="0027e60c"/>
    </style:style>
    <style:style style:name="T9" style:family="text">
      <style:text-properties officeooo:rsid="0028ea28"/>
    </style:style>
    <style:style style:name="T10" style:family="text">
      <style:text-properties officeooo:rsid="002c7584"/>
    </style:style>
    <style:style style:name="T11" style:family="text">
      <style:text-properties officeooo:rsid="002edfe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8c55e" style:font-weight-asian="normal" style:font-weight-complex="normal"/>
    </style:style>
    <style:style style:name="T14" style:family="text">
      <style:text-properties officeooo:rsid="0031c369"/>
    </style:style>
    <style:style style:name="T15" style:family="text">
      <style:text-properties officeooo:rsid="0033f9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báo cáo </text:p>
      <text:p text:style-name="P4"><text:span text:style-name="T2">Công việc</text:span> : </text:p>
      <text:p text:style-name="P2"><text:span text:style-name="T2">T</text:span>hực hiện hàm query<text:span text:style-name="T3">S</text:span>elector </text:p>
      <text:p text:style-name="P9">Kiểm thử 1 số chức năng của HTML elements </text:p>
      <text:p text:style-name="P5">Mô tả </text:p>
      <text:p text:style-name="P3">query<text:span text:style-name="T3">S</text:span>elector <text:span text:style-name="T3">là hàm giúp ta có thể lựa chọn nhanh các phần tử theo mong muốn theo các bộ chọn CSS . Nó được sử dụng rộng rãi trong các trang web ngày nay</text:span></text:p>
      <text:p text:style-name="P26">Việc xây dụng <text:span text:style-name="T1">querySelector <text:s/></text:span>bắt đâu từ phân tích cú pháp , <text:span text:style-name="T4">so khớp với phần tử , và duyệt cây sẽ được nói cự thể sau</text:span></text:p>
      <text:p text:style-name="P20">Khó khăn</text:p>
      <text:p text:style-name="P16">ví dụ <text:span text:style-name="T1">querySelector <text:s/>: </text:span>p+div&gt;span a#cop.clas.pp ~ div</text:p>
      <text:p text:style-name="P25"/>
      <text:p text:style-name="P23">ví dụ câu chọn p + v &gt; div &gt; h1 ~ p + v &gt; div thi thay vi duyệt lại từ đầu thì ta có thể duyệt lại từ vị trí của h1 <text:s/>..</text:p>
      <text:p text:style-name="P18"/>
      <text:p text:style-name="P17">phân tích <text:s/>cú pháp</text:p>
      <text:p text:style-name="P17"/>
      <text:p text:style-name="P24"><text:tab/>để <text:span text:style-name="T5">thực hiện querySelector <text:s/>thì bắt buộc phải duyệt theo 2 chiều sâu với toán tử “ “ ,”&gt;” , và theo chiều rộng “+” , “+” việc sử dụng các toán tử này được cho phép dùng 1 cách tùy ý tạo ra 1 tổ hợp mà theo các duyệt truyền thống ban đầu khó mà đáp ứng được . Tiếp theo là <text:s/>“,” ngăn cách giữa các bộ chọn , kiến cùng lúc phải duyệt 2 chiều dọc , ngang kiến bải toán cằng trở nên phức tạp hơn </text:span></text:p>
      <text:p text:style-name="P21"><text:span text:style-name="T12"><text:tab/>1 vấn để nhỏ là với 1 số biểu thức không nhất thiết phải duyệt lại từ đầu vì bản thân nó có sự trùng lặp hoặc có các toán tử như “ “n “`~” , phương án tính lại điểm bắt đầu chịu nhiều ảnh hưởng như Dữ liệu không đủ <text:s/></text:span><text:span text:style-name="T13">: câu try vấn có thể lặp lại số lần tùy thích </text:span></text:p>
      <text:p text:style-name="P6"><text:tab/>viêc khó khăn trong giai đoạn này là phân tích chuỗi . Điểm đáng <text:span text:style-name="T6">lưu ý ở đây là dấu cách cũng được dùng như 1 toán tử do đó trong giai đoạn phân tích gặp rất nhiều khó khăn</text:span></text:p>
      <text:p text:style-name="P14">Dấu cách trong các biểu <text:span text:style-name="T7">thức trong ngoặc biểu thức thì có thể bỏ qua vid dụ [ att != 10 ] hay </text:span></text:p>
      <text:p text:style-name="P14"><text:span text:style-name="T7">[att!=10] có cùng ý nghĩa như nhau</text:span></text:p>
      <text:p text:style-name="P7">Tiếp đó là việc lưu <text:span text:style-name="T8">trữ</text:span> <text:s/><text:span text:style-name="T8">các thành phần tách ra từ chuỗi Css như </text:span>thế nào cũng là 1 vấn đề </text:p>
      <text:p text:style-name="P8"><text:tab/>-Nếu chỉ <text:s/><text:span text:style-name="T9">lưu như </text:span>1 chuỗi <text:span text:style-name="T9">thì việc lưu trữ đơn giản , tuy nhiện lãi dẽ gây nhầm lẫn trong quá trình sử dụng</text:span></text:p>
      <text:p text:style-name="P8"><text:tab/>-<text:span text:style-name="T9">Phương án khác là tạo thành các đối tượng thì lại khó khăn trong việc xây dựng , nhưng nó đễ quản lý và sử dụng hơn </text:span></text:p>
      <text:p text:style-name="P8"/>
      <text:p text:style-name="P19"><text:span text:style-name="T10"><text:s/>duyệt cây</text:span></text:p>
      <text:p text:style-name="P15"><text:tab/>Html có cấu trúc như 1 cây , <text:span text:style-name="T14">và như đã nói ở trên các phương pháp duyệt thông thường vì nó có liên quan đến thứ tự các phần tử khi được đưa vào danh sách </text:span></text:p>
      <text:p text:style-name="P15"><text:tab/><text:span text:style-name="T15">Như đã nói hàm querySelector có thể làm việc với nhiều bộ chọn cùng lúc , nếu tách ra từng câu để truy vấn thì khá là bất tiên bởi vì các phần tử kết quả có thể trùng lặp lẫn nhau , và hơn nữa thứ tự trong các phần tử cũng rất quan trọng không thể để thứ tự 1 cách tùy ý được </text:span></text:p>
      <text:p text:style-name="P13"><text:tab/>phương án lý tưởng là tìm ra điểm <text:span text:style-name="T11">trùng lặp thế nhưng sau quá trình nghiên cứu thì ý tưởng này thực không hề dẽ dàng dó có trong câu lệnh có thê có nhiều chỗ lặp lại do đố làm câu tăng số lần phải xử lý </text:span></text:p>
      <text:p text:style-name="P13"><text:span text:style-name="T11"><text:tab/>vẫn để <text:s/>cuối cùng là Nashorn không hỗ trợ hết các cấu trúc của Js do đó em cũng mất nhiều thời gian để tìm các giải pháp thay thế <text:s/></text:span></text:p>
      <text:p text:style-name="P12"/>
      <text:p text:style-name="P12"/>
      <text:p text:style-name="P22">Qúa trình thực hiệ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22:04:02.922613153</meta:creation-date>
    <dc:date>2019-11-26T10:26:24.203027999</dc:date>
    <meta:editing-duration>PT22M5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617" meta:character-count="2635" meta:non-whitespace-character-count="2007"/>
  </office:meta>
</office:document-meta>
</file>